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417in"/>
    </style:style>
    <style:style style:name="co2" style:family="table-column">
      <style:table-column-properties fo:break-before="auto" style:column-width="0.4098in"/>
    </style:style>
    <style:style style:name="co3" style:family="table-column">
      <style:table-column-properties fo:break-before="auto" style:column-width="1.3783in"/>
    </style:style>
    <style:style style:name="co4" style:family="table-column">
      <style:table-column-properties fo:break-before="auto" style:column-width="0.2661in"/>
    </style:style>
    <style:style style:name="co5" style:family="table-column">
      <style:table-column-properties fo:break-before="auto" style:column-width="0.6646in"/>
    </style:style>
    <style:style style:name="co6" style:family="table-column">
      <style:table-column-properties fo:break-before="auto" style:column-width="0.5201in"/>
    </style:style>
    <style:style style:name="co7" style:family="table-column">
      <style:table-column-properties fo:break-before="auto" style:column-width="0.5319in"/>
    </style:style>
    <style:style style:name="co8" style:family="table-column">
      <style:table-column-properties fo:break-before="auto" style:column-width="0.3839in"/>
    </style:style>
    <style:style style:name="co9" style:family="table-column">
      <style:table-column-properties fo:break-before="auto" style:column-width="2.3835in"/>
    </style:style>
    <style:style style:name="co10" style:family="table-column">
      <style:table-column-properties fo:break-before="auto" style:column-width="11.4228in"/>
    </style:style>
    <style:style style:name="co11" style:family="table-column">
      <style:table-column-properties fo:break-before="auto" style:column-width="0.7091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in" style:writing-mode="page"/>
      <style:text-properties fo:color="#000000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Excel_20_Built-in_20_Normal">
      <style:table-cell-properties fo:background-color="#000000"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in" style:writing-mode="page"/>
      <style:text-properties fo:color="#000000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in" style:writing-mode="page"/>
      <style:text-properties fo:color="#000000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Excel_20_Built-in_20_Normal">
      <style:table-cell-properties fo:background-color="#fff2cc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Excel_20_Built-in_20_Normal">
      <style:table-cell-properties fo:background-color="#9dc3e6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Excel_20_Built-in_20_Normal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Excel_20_Built-in_20_Normal">
      <style:table-cell-properties fo:background-color="#fff2cc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Excel_20_Built-in_20_Normal">
      <style:table-cell-properties fo:background-color="#f8cbad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" style:family="table-cell" style:parent-style-name="Excel_20_Built-in_20_Normal">
      <style:table-cell-properties fo:background-color="#1f4e79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Excel_20_Built-in_20_Normal">
      <style:table-cell-properties fo:background-color="#f8cbad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Excel_20_Built-in_20_Normal">
      <style:table-cell-properties fo:background-color="#000000" style:text-align-source="value-type" style:repeat-content="false" fo:wrap-option="no-wrap" style:direction="ltr" style:rotation-angle="132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content-validations>
        <table:content-validation table:name="val1" table:condition="of:cell-content-is-in-list(&quot;CameraMan()&quot;;&quot;BasicMonster()&quot;;&quot;ConfusedMonster()&quot;;&quot;RandomWalk()&quot;)" table:allow-empty-cell="true" table:display-list="unsorted" table:base-cell-address="Monsters.I3"/>
      </table:content-validations>
      <table:table table:name="Monsters" table:style-name="ta1" table:print="false">
        <office:forms form:automatic-focus="false" form:apply-design-mode="false"/>
        <table:table-column table:style-name="co1" table:default-cell-style-name="ce5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default-cell-style-name="ce10"/>
        <table:table-column table:style-name="co7" table:default-cell-style-name="ce10"/>
        <table:table-column table:style-name="co8" table:default-cell-style-name="ce10"/>
        <table:table-column table:style-name="co9" table:default-cell-style-name="ce10"/>
        <table:table-column table:style-name="co8" table:default-cell-style-name="ce10"/>
        <table:table-column table:style-name="co10" table:default-cell-style-name="ce10"/>
        <table:table-column table:style-name="co11" table:number-columns-repeated="1013" table:default-cell-style-name="ce10"/>
        <table:table-row table:style-name="ro1">
          <table:table-cell table:style-name="ce1"/>
          <table:table-cell table:style-name="ce6" office:value-type="string" table:number-columns-spanned="2" table:number-rows-spanned="1">
            <text:p>Monster Component</text:p>
          </table:table-cell>
          <table:covered-table-cell table:style-name="ce11"/>
          <table:table-cell table:style-name="ce12" office:value-type="string" table:number-columns-spanned="5" table:number-rows-spanned="1">
            <text:p>Fighter Component</text:p>
          </table:table-cell>
          <table:covered-table-cell table:number-columns-repeated="4" table:style-name="ce14"/>
          <table:table-cell table:style-name="ce11" office:value-type="string">
            <text:p>AI Component</text:p>
          </table:table-cell>
          <table:table-cell table:style-name="ce2"/>
          <table:table-cell table:style-name="ce2" table:formula="of:=MID([.M3];5;4)">
            <text:p/>
          </table:table-cell>
          <table:table-cell table:style-name="ce2" table:number-columns-repeated="1013"/>
        </table:table-row>
        <table:table-row table:style-name="ro2">
          <table:table-cell table:style-name="ce2"/>
          <table:table-cell table:style-name="ce7" office:value-type="string">
            <text:p>Char</text:p>
          </table:table-cell>
          <table:table-cell table:style-name="ce7" office:value-type="string">
            <text:p>Color <text:span text:style-name="T1">(as R, G, B)</text:span></text:p>
          </table:table-cell>
          <table:table-cell table:style-name="ce13" office:value-type="string">
            <text:p>HP</text:p>
          </table:table-cell>
          <table:table-cell table:style-name="ce13" office:value-type="string">
            <text:p>Defense</text:p>
          </table:table-cell>
          <table:table-cell table:style-name="ce13" office:value-type="string">
            <text:p>Power</text:p>
          </table:table-cell>
          <table:table-cell table:style-name="ce13" office:value-type="string">
            <text:p>Speed</text:p>
          </table:table-cell>
          <table:table-cell table:style-name="ce13" office:value-type="string">
            <text:p>Xp</text:p>
          </table:table-cell>
          <table:table-cell table:style-name="ce7" office:value-type="string">
            <text:p>Function</text:p>
          </table:table-cell>
          <table:table-cell table:style-name="ce2" table:number-columns-repeated="1015"/>
        </table:table-row>
        <table:table-row table:style-name="ro2">
          <table:table-cell table:style-name="ce3" office:value-type="string">
            <text:p>Rat</text:p>
          </table:table-cell>
          <table:table-cell table:style-name="ce8" office:value-type="float" office:value="304">
            <text:p>304</text:p>
          </table:table-cell>
          <table:table-cell table:style-name="ce8" office:value-type="string">
            <text:p>191, 191, 191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15">
            <text:p>15</text:p>
          </table:table-cell>
          <table:table-cell table:style-name="ce8" table:content-validation-name="val1" office:value-type="string">
            <text:p>BasicMonster()</text:p>
          </table:table-cell>
          <table:table-cell table:style-name="ce3" table:formula="of:=[.A3]" office:value-type="string" office:string-value="Rat">
            <text:p>Rat</text:p>
          </table:table-cell>
          <table:table-cell table:formula="of:=CONCATENATE(&quot;fighter_component = Fighter(hp=&quot;;[.D3];&quot;, defense=&quot;;[.E3];&quot;, power=&quot;;[.F3];&quot;, speed=&quot;;[.G3];&quot;, xp=&quot;;[.H3];&quot;)&quot;)" office:value-type="string" office:string-value="fighter_component = Fighter(hp=5, defense=0, power=3, speed=8, xp=15)">
            <text:p>fighter_component = Fighter(hp=5, defense=0, power=3, speed=8, xp=15)</text:p>
          </table:table-cell>
          <table:table-cell/>
          <table:table-cell/>
          <table:table-cell table:number-columns-repeated="1011"/>
        </table:table-row>
        <table:table-row table:style-name="ro1">
          <table:table-cell table:style-name="ce4"/>
          <table:table-cell table:style-name="ce9"/>
          <table:table-cell table:style-name="ce9" table:formula="of:=color([.C9])" office:value-type="float" office:value="0">
            <text:p>#NAME?</text:p>
          </table:table-cell>
          <table:table-cell table:style-name="ce9" table:number-columns-repeated="7"/>
          <table:table-cell table:formula="of:=CONCATENATE(&quot;ai_component = &quot;;[.I3])" office:value-type="string" office:string-value="ai_component = BasicMonster()">
            <text:p>ai_component = BasicMonster()</text:p>
          </table:table-cell>
          <table:table-cell table:number-columns-repeated="1013"/>
        </table:table-row>
        <table:table-row table:style-name="ro1">
          <table:table-cell table:style-name="ce4"/>
          <table:table-cell table:style-name="ce9" table:number-columns-repeated="9"/>
          <table:table-cell table:formula="of:=CONCATENATE(&quot;monster = Entity(x, y, &quot;;[.B3];&quot;, libtcod.Color(&quot;;[.C3];&quot;), '&quot;;LOWER([.A3]);&quot;', blocks=True, render_order=RenderOrder.ACTOR, fighter=fighter_component, ai=ai_component)&quot;)" office:value-type="string" office:string-value="monster = Entity(x, y, 304, libtcod.Color(191, 191, 191), 'rat', blocks=True, render_order=RenderOrder.ACTOR, fighter=fighter_component, ai=ai_component)">
            <text:p>monster = Entity(x, y, 304, libtcod.Color(191, 191, 191), 'rat', blocks=True, render_order=RenderOrder.ACTOR, fighter=fighter_component, ai=ai_component)</text:p>
          </table:table-cell>
          <table:table-cell table:number-columns-repeated="1013"/>
        </table:table-row>
        <table:table-row table:style-name="ro1">
          <table:table-cell table:style-name="ce4"/>
          <table:table-cell table:style-name="ce9" table:number-columns-repeated="3"/>
          <table:table-cell table:style-name="ce15"/>
          <table:table-cell table:style-name="ce9" table:number-columns-repeated="6"/>
          <table:table-cell table:number-columns-repeated="1013"/>
        </table:table-row>
        <table:table-row table:style-name="ro2">
          <table:table-cell table:style-name="ce3" office:value-type="string">
            <text:p>Bat</text:p>
          </table:table-cell>
          <table:table-cell table:style-name="ce8" office:value-type="float" office:value="305">
            <text:p>305</text:p>
          </table:table-cell>
          <table:table-cell table:style-name="ce8" office:value-type="string">
            <text:p>191, 191, 191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5">
            <text:p>15</text:p>
          </table:table-cell>
          <table:table-cell table:style-name="ce8" table:content-validation-name="val1" office:value-type="string">
            <text:p>RandomWalk(randomfactor=66)</text:p>
          </table:table-cell>
          <table:table-cell table:style-name="ce3" table:formula="of:=[.A7]" office:value-type="string" office:string-value="Bat">
            <text:p>Bat</text:p>
          </table:table-cell>
          <table:table-cell table:formula="of:=CONCATENATE(&quot;fighter_component = Fighter(hp=&quot;;[.D7];&quot;, defense=&quot;;[.E7];&quot;, power=&quot;;[.F7];&quot;, speed=&quot;;[.G7];&quot;, xp=&quot;;[.H7];&quot;)&quot;)" office:value-type="string" office:string-value="fighter_component = Fighter(hp=10, defense=0, power=3, speed=10, xp=15)">
            <text:p>fighter_component = Fighter(hp=10, defense=0, power=3, speed=10, xp=15)</text:p>
          </table:table-cell>
          <table:table-cell table:number-columns-repeated="1013"/>
        </table:table-row>
        <table:table-row table:style-name="ro1">
          <table:table-cell table:style-name="ce4"/>
          <table:table-cell table:style-name="ce9"/>
          <table:table-cell table:style-name="ce9" table:formula="of:=ORG.SHEETFUNCTION2.BACKGROUND.IMPL.BACKGROUND([.C7])" office:value-type="float" office:value="0">
            <text:p>Err:502</text:p>
          </table:table-cell>
          <table:table-cell table:style-name="ce9" table:number-columns-repeated="7"/>
          <table:table-cell table:formula="of:=CONCATENATE(&quot;ai_component = &quot;;[.I7])" office:value-type="string" office:string-value="ai_component = RandomWalk(randomfactor=66)">
            <text:p>ai_component = RandomWalk(randomfactor=66)</text:p>
          </table:table-cell>
          <table:table-cell table:number-columns-repeated="1013"/>
        </table:table-row>
        <table:table-row table:style-name="ro1">
          <table:table-cell table:style-name="ce4"/>
          <table:table-cell table:style-name="ce9"/>
          <table:table-cell table:style-name="ce9"/>
          <table:table-cell table:style-name="ce9" table:number-columns-repeated="7"/>
          <table:table-cell table:formula="of:=CONCATENATE(&quot;monster = Entity(x, y, &quot;;[.B7];&quot;, libtcod.Color(&quot;;[.C7];&quot;), '&quot;;LOWER([.A7]);&quot;', blocks=True, render_order=RenderOrder.ACTOR, fighter=fighter_component, ai=ai_component)&quot;)" office:value-type="string" office:string-value="monster = Entity(x, y, 305, libtcod.Color(191, 191, 191), 'bat', blocks=True, render_order=RenderOrder.ACTOR, fighter=fighter_component, ai=ai_component)">
            <text:p>monster = Entity(x, y, 305, libtcod.Color(191, 191, 191), 'bat', blocks=True, render_order=RenderOrder.ACTOR, fighter=fighter_component, ai=ai_component)</text:p>
          </table:table-cell>
          <table:table-cell table:number-columns-repeated="1013"/>
        </table:table-row>
        <table:table-row table:style-name="ro1">
          <table:table-cell table:style-name="ce4"/>
          <table:table-cell table:style-name="ce9" table:number-columns-repeated="10"/>
          <table:table-cell table:number-columns-repeated="1013"/>
        </table:table-row>
        <table:table-row table:style-name="ro1">
          <table:table-cell table:style-name="ce3" office:value-type="string">
            <text:p>Goblin</text:p>
          </table:table-cell>
          <table:table-cell table:style-name="ce8" office:value-type="float" office:value="295">
            <text:p>295</text:p>
          </table:table-cell>
          <table:table-cell table:style-name="ce8" office:value-type="string">
            <text:p>107 164, 107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35">
            <text:p>35</text:p>
          </table:table-cell>
          <table:table-cell table:style-name="ce8" table:content-validation-name="val1" office:value-type="string">
            <text:p>BasicMonster()</text:p>
          </table:table-cell>
          <table:table-cell table:style-name="ce3" table:formula="of:=[.A11]" office:value-type="string" office:string-value="Goblin">
            <text:p>Goblin</text:p>
          </table:table-cell>
          <table:table-cell table:formula="of:=CONCATENATE(&quot;fighter_component = Fighter(hp=&quot;;[.D11];&quot;, defense=&quot;;[.E11];&quot;, power=&quot;;[.F11];&quot;, speed=&quot;;[.G11];&quot;, xp=&quot;;[.H11];&quot;)&quot;)" office:value-type="string" office:string-value="fighter_component = Fighter(hp=20, defense=0, power=4, speed=5, xp=35)">
            <text:p>fighter_component = Fighter(hp=20, defense=0, power=4, speed=5, xp=35)</text:p>
          </table:table-cell>
          <table:table-cell table:number-columns-repeated="1013"/>
        </table:table-row>
        <table:table-row table:style-name="ro1">
          <table:table-cell table:style-name="ce4"/>
          <table:table-cell table:style-name="ce9" table:number-columns-repeated="9"/>
          <table:table-cell table:formula="of:=CONCATENATE(&quot;ai_component = &quot;;[.I11])" office:value-type="string" office:string-value="ai_component = BasicMonster()">
            <text:p>ai_component = BasicMonster()</text:p>
          </table:table-cell>
          <table:table-cell table:number-columns-repeated="1013"/>
        </table:table-row>
        <table:table-row table:style-name="ro1">
          <table:table-cell table:style-name="ce4"/>
          <table:table-cell table:style-name="ce9" table:number-columns-repeated="9"/>
          <table:table-cell table:formula="of:=CONCATENATE(&quot;monster = Entity(x, y, &quot;;[.B11];&quot;, libtcod.Color(&quot;;[.C11];&quot;), '&quot;;LOWER([.A11]);&quot;', blocks=True, render_order=RenderOrder.ACTOR, fighter=fighter_component, ai=ai_component)&quot;)" office:value-type="string" office:string-value="monster = Entity(x, y, 295, libtcod.Color(107 164, 107), 'goblin', blocks=True, render_order=RenderOrder.ACTOR, fighter=fighter_component, ai=ai_component)">
            <text:p>monster = Entity(x, y, 295, libtcod.Color(107 164, 107), 'goblin', blocks=True, render_order=RenderOrder.ACTOR, fighter=fighter_component, ai=ai_component)</text:p>
          </table:table-cell>
          <table:table-cell table:number-columns-repeated="1013"/>
        </table:table-row>
        <table:table-row table:style-name="ro1">
          <table:table-cell table:style-name="ce4"/>
          <table:table-cell table:style-name="ce9" table:number-columns-repeated="10"/>
          <table:table-cell table:number-columns-repeated="1013"/>
        </table:table-row>
        <table:table-row table:style-name="ro1">
          <table:table-cell table:style-name="ce3" office:value-type="string">
            <text:p>Troll</text:p>
          </table:table-cell>
          <table:table-cell table:style-name="ce8" office:value-type="float" office:value="296">
            <text:p>296</text:p>
          </table:table-cell>
          <table:table-cell table:style-name="ce8" office:value-type="string">
            <text:p>242, 221, 131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100">
            <text:p>100</text:p>
          </table:table-cell>
          <table:table-cell table:style-name="ce8" table:content-validation-name="val1" office:value-type="string">
            <text:p>BasicMonster()</text:p>
          </table:table-cell>
          <table:table-cell table:style-name="ce3" table:formula="of:=[.A15]" office:value-type="string" office:string-value="Troll">
            <text:p>Troll</text:p>
          </table:table-cell>
          <table:table-cell table:formula="of:=CONCATENATE(&quot;fighter_component = Fighter(hp=&quot;;[.D15];&quot;, defense=&quot;;[.E15];&quot;, power=&quot;;[.F15];&quot;, speed=&quot;;[.G15];&quot;, xp=&quot;;[.H15];&quot;)&quot;)" office:value-type="string" office:string-value="fighter_component = Fighter(hp=30, defense=2, power=8, speed=5, xp=100)">
            <text:p>fighter_component = Fighter(hp=30, defense=2, power=8, speed=5, xp=100)</text:p>
          </table:table-cell>
          <table:table-cell table:number-columns-repeated="1013"/>
        </table:table-row>
        <table:table-row table:style-name="ro1">
          <table:table-cell table:style-name="ce4"/>
          <table:table-cell table:style-name="ce9" table:number-columns-repeated="9"/>
          <table:table-cell table:formula="of:=CONCATENATE(&quot;ai_component = &quot;;[.I15])" office:value-type="string" office:string-value="ai_component = BasicMonster()">
            <text:p>ai_component = BasicMonster()</text:p>
          </table:table-cell>
          <table:table-cell table:number-columns-repeated="1013"/>
        </table:table-row>
        <table:table-row table:style-name="ro1">
          <table:table-cell table:style-name="ce4"/>
          <table:table-cell table:style-name="ce9" table:number-columns-repeated="9"/>
          <table:table-cell table:formula="of:=CONCATENATE(&quot;monster = Entity(x, y, &quot;;[.B15];&quot;, libtcod.Color(&quot;;[.C15];&quot;), '&quot;;LOWER([.A15]);&quot;', blocks=True, render_order=RenderOrder.ACTOR, fighter=fighter_component, ai=ai_component)&quot;)" office:value-type="string" office:string-value="monster = Entity(x, y, 296, libtcod.Color(242, 221, 131), 'troll', blocks=True, render_order=RenderOrder.ACTOR, fighter=fighter_component, ai=ai_component)">
            <text:p>monster = Entity(x, y, 296, libtcod.Color(242, 221, 131), 'troll', blocks=True, render_order=RenderOrder.ACTOR, fighter=fighter_component, ai=ai_component)</text:p>
          </table:table-cell>
          <table:table-cell table:number-columns-repeated="1013"/>
        </table:table-row>
        <table:table-row table:style-name="ro1">
          <table:table-cell table:style-name="ce4"/>
          <table:table-cell table:style-name="ce9" table:number-columns-repeated="10"/>
          <table:table-cell table:number-columns-repeated="1013"/>
        </table:table-row>
        <table:table-row table:style-name="ro1">
          <table:table-cell table:style-name="ce3"/>
          <table:table-cell table:number-columns-repeated="2" table:style-name="ce8"/>
          <table:table-cell table:number-columns-repeated="5" table:style-name="ce2"/>
          <table:table-cell table:style-name="ce8" table:content-validation-name="val1" office:value-type="string">
            <text:p>BasicMonster()</text:p>
          </table:table-cell>
          <table:table-cell table:style-name="ce3" table:formula="of:=[.A19]" office:value-type="float" office:value="0">
            <text:p>0</text:p>
          </table:table-cell>
          <table:table-cell table:formula="of:=CONCATENATE(&quot;fighter_component = Fighter(hp=&quot;;[.D19];&quot;, defense=&quot;;[.E19];&quot;, power=&quot;;[.F19];&quot;, speed=&quot;;[.G19];&quot;, xp=&quot;;[.H19];&quot;)&quot;)" office:value-type="string" office:string-value="fighter_component = Fighter(hp=, defense=, power=, speed=, xp=)">
            <text:p>fighter_component = Fighter(hp=, defense=, power=, speed=, xp=)</text:p>
          </table:table-cell>
          <table:table-cell table:number-columns-repeated="1013"/>
        </table:table-row>
        <table:table-row table:style-name="ro1">
          <table:table-cell table:style-name="ce4"/>
          <table:table-cell table:style-name="ce9" table:number-columns-repeated="9"/>
          <table:table-cell table:formula="of:=CONCATENATE(&quot;ai_component = &quot;;[.I19])" office:value-type="string" office:string-value="ai_component = BasicMonster()">
            <text:p>ai_component = BasicMonster()</text:p>
          </table:table-cell>
          <table:table-cell table:number-columns-repeated="1013"/>
        </table:table-row>
        <table:table-row table:style-name="ro1">
          <table:table-cell table:style-name="ce4"/>
          <table:table-cell table:style-name="ce9" table:number-columns-repeated="9"/>
          <table:table-cell table:formula="of:=CONCATENATE(&quot;monster = Entity(x, y, &quot;;[.B19];&quot;, libtcod.Color(&quot;;[.C19];&quot;), '&quot;;LOWER([.A19]);&quot;', blocks=True, render_order=RenderOrder.ACTOR, fighter=fighter_component, ai=ai_component)&quot;)" office:value-type="string" office:string-value="monster = Entity(x, y, , libtcod.Color(), '', blocks=True, render_order=RenderOrder.ACTOR, fighter=fighter_component, ai=ai_component)">
            <text:p>monster = Entity(x, y, , libtcod.Color(), '', blocks=True, render_order=RenderOrder.ACTOR, fighter=fighter_component, ai=ai_component)</text:p>
          </table:table-cell>
          <table:table-cell table:number-columns-repeated="1013"/>
        </table:table-row>
        <table:table-row table:style-name="ro1">
          <table:table-cell table:style-name="ce4"/>
          <table:table-cell table:style-name="ce9" table:number-columns-repeated="10"/>
          <table:table-cell table:number-columns-repeated="1013"/>
        </table:table-row>
        <table:table-row table:style-name="ro1">
          <table:table-cell table:style-name="ce3"/>
          <table:table-cell table:number-columns-repeated="2" table:style-name="ce8"/>
          <table:table-cell table:number-columns-repeated="5" table:style-name="ce2"/>
          <table:table-cell table:style-name="ce8" table:content-validation-name="val1" office:value-type="string">
            <text:p>BasicMonster()</text:p>
          </table:table-cell>
          <table:table-cell table:style-name="ce3" table:formula="of:=[.A23]" office:value-type="float" office:value="0">
            <text:p>0</text:p>
          </table:table-cell>
          <table:table-cell table:formula="of:=CONCATENATE(&quot;fighter_component = Fighter(hp=&quot;;[.D23];&quot;, defense=&quot;;[.E23];&quot;, power=&quot;;[.F23];&quot;, speed=&quot;;[.G23];&quot;, xp=&quot;;[.H23];&quot;)&quot;)" office:value-type="string" office:string-value="fighter_component = Fighter(hp=, defense=, power=, speed=, xp=)">
            <text:p>fighter_component = Fighter(hp=, defense=, power=, speed=, xp=)</text:p>
          </table:table-cell>
          <table:table-cell table:number-columns-repeated="1013"/>
        </table:table-row>
        <table:table-row table:style-name="ro1">
          <table:table-cell table:style-name="ce4"/>
          <table:table-cell table:style-name="ce9" table:number-columns-repeated="9"/>
          <table:table-cell table:formula="of:=CONCATENATE(&quot;ai_component = &quot;;[.I23])" office:value-type="string" office:string-value="ai_component = BasicMonster()">
            <text:p>ai_component = BasicMonster()</text:p>
          </table:table-cell>
          <table:table-cell table:number-columns-repeated="1013"/>
        </table:table-row>
        <table:table-row table:style-name="ro1">
          <table:table-cell table:style-name="ce4"/>
          <table:table-cell table:style-name="ce9" table:number-columns-repeated="9"/>
          <table:table-cell table:formula="of:=CONCATENATE(&quot;monster = Entity(x, y, &quot;;[.B23];&quot;, libtcod.Color(&quot;;[.C23];&quot;), '&quot;;LOWER([.A23]);&quot;', blocks=True, render_order=RenderOrder.ACTOR, fighter=fighter_component, ai=ai_component)&quot;)" office:value-type="string" office:string-value="monster = Entity(x, y, , libtcod.Color(), '', blocks=True, render_order=RenderOrder.ACTOR, fighter=fighter_component, ai=ai_component)">
            <text:p>monster = Entity(x, y, , libtcod.Color(), '', blocks=True, render_order=RenderOrder.ACTOR, fighter=fighter_component, ai=ai_component)</text:p>
          </table:table-cell>
          <table:table-cell table:number-columns-repeated="1013"/>
        </table:table-row>
        <table:table-row table:style-name="ro1">
          <table:table-cell table:style-name="ce4"/>
          <table:table-cell table:style-name="ce9" table:number-columns-repeated="10"/>
          <table:table-cell table:number-columns-repeated="1013"/>
        </table:table-row>
        <table:table-row table:style-name="ro1">
          <table:table-cell table:style-name="ce3"/>
          <table:table-cell table:number-columns-repeated="2" table:style-name="ce8"/>
          <table:table-cell table:number-columns-repeated="5" table:style-name="ce2"/>
          <table:table-cell table:style-name="ce8" table:content-validation-name="val1" office:value-type="string">
            <text:p>BasicMonster()</text:p>
          </table:table-cell>
          <table:table-cell table:style-name="ce3" table:formula="of:=[.A27]" office:value-type="float" office:value="0">
            <text:p>0</text:p>
          </table:table-cell>
          <table:table-cell table:formula="of:=CONCATENATE(&quot;fighter_component = Fighter(hp=&quot;;[.D27];&quot;, defense=&quot;;[.E27];&quot;, power=&quot;;[.F27];&quot;, speed=&quot;;[.G27];&quot;, xp=&quot;;[.H27];&quot;)&quot;)" office:value-type="string" office:string-value="fighter_component = Fighter(hp=, defense=, power=, speed=, xp=)">
            <text:p>fighter_component = Fighter(hp=, defense=, power=, speed=, xp=)</text:p>
          </table:table-cell>
          <table:table-cell table:number-columns-repeated="1013"/>
        </table:table-row>
        <table:table-row table:style-name="ro1">
          <table:table-cell table:style-name="ce4"/>
          <table:table-cell table:style-name="ce9" table:number-columns-repeated="9"/>
          <table:table-cell table:formula="of:=CONCATENATE(&quot;ai_component = &quot;;[.I27])" office:value-type="string" office:string-value="ai_component = BasicMonster()">
            <text:p>ai_component = BasicMonster()</text:p>
          </table:table-cell>
          <table:table-cell table:number-columns-repeated="1013"/>
        </table:table-row>
        <table:table-row table:style-name="ro1">
          <table:table-cell table:style-name="ce4"/>
          <table:table-cell table:style-name="ce9" table:number-columns-repeated="9"/>
          <table:table-cell table:formula="of:=CONCATENATE(&quot;monster = Entity(x, y, &quot;;[.B27];&quot;, libtcod.Color(&quot;;[.C27];&quot;), '&quot;;LOWER([.A27]);&quot;', blocks=True, render_order=RenderOrder.ACTOR, fighter=fighter_component, ai=ai_component)&quot;)" office:value-type="string" office:string-value="monster = Entity(x, y, , libtcod.Color(), '', blocks=True, render_order=RenderOrder.ACTOR, fighter=fighter_component, ai=ai_component)">
            <text:p>monster = Entity(x, y, , libtcod.Color(), '', blocks=True, render_order=RenderOrder.ACTOR, fighter=fighter_component, ai=ai_component)</text:p>
          </table:table-cell>
          <table:table-cell table:number-columns-repeated="1013"/>
        </table:table-row>
        <table:table-row table:style-name="ro1">
          <table:table-cell table:style-name="ce4"/>
          <table:table-cell table:style-name="ce9" table:number-columns-repeated="10"/>
          <table:table-cell table:number-columns-repeated="1013"/>
        </table:table-row>
        <table:table-row table:style-name="ro1">
          <table:table-cell table:style-name="ce3"/>
          <table:table-cell table:number-columns-repeated="2" table:style-name="ce8"/>
          <table:table-cell table:number-columns-repeated="5" table:style-name="ce2"/>
          <table:table-cell table:style-name="ce8" table:content-validation-name="val1" office:value-type="string">
            <text:p>BasicMonster()</text:p>
          </table:table-cell>
          <table:table-cell table:style-name="ce3" table:formula="of:=[.A31]" office:value-type="float" office:value="0">
            <text:p>0</text:p>
          </table:table-cell>
          <table:table-cell table:formula="of:=CONCATENATE(&quot;fighter_component = Fighter(hp=&quot;;[.D31];&quot;, defense=&quot;;[.E31];&quot;, power=&quot;;[.F31];&quot;, speed=&quot;;[.G31];&quot;, xp=&quot;;[.H31];&quot;)&quot;)" office:value-type="string" office:string-value="fighter_component = Fighter(hp=, defense=, power=, speed=, xp=)">
            <text:p>fighter_component = Fighter(hp=, defense=, power=, speed=, xp=)</text:p>
          </table:table-cell>
          <table:table-cell table:number-columns-repeated="1013"/>
        </table:table-row>
        <table:table-row table:style-name="ro1">
          <table:table-cell table:style-name="ce4"/>
          <table:table-cell table:style-name="ce9" table:number-columns-repeated="9"/>
          <table:table-cell table:formula="of:=CONCATENATE(&quot;ai_component = &quot;;[.I31])" office:value-type="string" office:string-value="ai_component = BasicMonster()">
            <text:p>ai_component = BasicMonster()</text:p>
          </table:table-cell>
          <table:table-cell table:number-columns-repeated="1013"/>
        </table:table-row>
        <table:table-row table:style-name="ro1">
          <table:table-cell table:style-name="ce4"/>
          <table:table-cell table:style-name="ce9" table:number-columns-repeated="9"/>
          <table:table-cell table:formula="of:=CONCATENATE(&quot;monster = Entity(x, y, &quot;;[.B31];&quot;, libtcod.Color(&quot;;[.C31];&quot;), '&quot;;LOWER([.A31]);&quot;', blocks=True, render_order=RenderOrder.ACTOR, fighter=fighter_component, ai=ai_component)&quot;)" office:value-type="string" office:string-value="monster = Entity(x, y, , libtcod.Color(), '', blocks=True, render_order=RenderOrder.ACTOR, fighter=fighter_component, ai=ai_component)">
            <text:p>monster = Entity(x, y, , libtcod.Color(), '', blocks=True, render_order=RenderOrder.ACTOR, fighter=fighter_component, ai=ai_component)</text:p>
          </table:table-cell>
          <table:table-cell table:number-columns-repeated="1013"/>
        </table:table-row>
        <table:table-row table:style-name="ro1">
          <table:table-cell table:style-name="ce4"/>
          <table:table-cell table:style-name="ce9" table:number-columns-repeated="10"/>
          <table:table-cell table:number-columns-repeated="1013"/>
        </table:table-row>
        <table:table-row table:style-name="ro1">
          <table:table-cell table:style-name="ce3"/>
          <table:table-cell table:number-columns-repeated="2" table:style-name="ce8"/>
          <table:table-cell table:number-columns-repeated="5" table:style-name="ce2"/>
          <table:table-cell table:style-name="ce8" table:content-validation-name="val1" office:value-type="string">
            <text:p>BasicMonster()</text:p>
          </table:table-cell>
          <table:table-cell table:style-name="ce3" table:formula="of:=[.A35]" office:value-type="float" office:value="0">
            <text:p>0</text:p>
          </table:table-cell>
          <table:table-cell table:formula="of:=CONCATENATE(&quot;fighter_component = Fighter(hp=&quot;;[.D35];&quot;, defense=&quot;;[.E35];&quot;, power=&quot;;[.F35];&quot;, speed=&quot;;[.G35];&quot;, xp=&quot;;[.H35];&quot;)&quot;)" office:value-type="string" office:string-value="fighter_component = Fighter(hp=, defense=, power=, speed=, xp=)">
            <text:p>fighter_component = Fighter(hp=, defense=, power=, speed=, xp=)</text:p>
          </table:table-cell>
          <table:table-cell table:number-columns-repeated="1013"/>
        </table:table-row>
        <table:table-row table:style-name="ro1">
          <table:table-cell table:style-name="ce4"/>
          <table:table-cell table:style-name="ce9" table:number-columns-repeated="9"/>
          <table:table-cell table:formula="of:=CONCATENATE(&quot;ai_component = &quot;;[.I35])" office:value-type="string" office:string-value="ai_component = BasicMonster()">
            <text:p>ai_component = BasicMonster()</text:p>
          </table:table-cell>
          <table:table-cell table:number-columns-repeated="1013"/>
        </table:table-row>
        <table:table-row table:style-name="ro1">
          <table:table-cell table:style-name="ce4"/>
          <table:table-cell table:style-name="ce9" table:number-columns-repeated="9"/>
          <table:table-cell table:formula="of:=CONCATENATE(&quot;monster = Entity(x, y, &quot;;[.B35];&quot;, libtcod.Color(&quot;;[.C35];&quot;), '&quot;;LOWER([.A35]);&quot;', blocks=True, render_order=RenderOrder.ACTOR, fighter=fighter_component, ai=ai_component)&quot;)" office:value-type="string" office:string-value="monster = Entity(x, y, , libtcod.Color(), '', blocks=True, render_order=RenderOrder.ACTOR, fighter=fighter_component, ai=ai_component)">
            <text:p>monster = Entity(x, y, , libtcod.Color(), '', blocks=True, render_order=RenderOrder.ACTOR, fighter=fighter_component, ai=ai_component)</text:p>
          </table:table-cell>
          <table:table-cell table:number-columns-repeated="1013"/>
        </table:table-row>
        <table:table-row table:style-name="ro1">
          <table:table-cell table:style-name="ce4"/>
          <table:table-cell table:style-name="ce9" table:number-columns-repeated="10"/>
          <table:table-cell table:number-columns-repeated="1013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number number:decimal-places="0" number:min-integer-digits="1" number:grouping="true"/>
      <number:text> </number:text>
    </number:number-style>
    <number:number-style style:name="N8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3P0"/>
    </number:number-style>
    <number:number-style style:name="N8135P0" style:volatile="true" number:language="en" number:country="US">
      <number:number number:decimal-places="2" number:min-integer-digits="1" number:grouping="true"/>
      <number:text> </number:text>
    </number:number-style>
    <number:number-style style:name="N8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5P0"/>
    </number:number-style>
    <number:number-style style:name="N8136P0" style:volatile="true" number:language="en" number:country="US">
      <number:number number:decimal-places="2" number:min-integer-digits="1" number:grouping="true"/>
      <number:text> </number:text>
    </number:number-style>
    <number:number-style style:name="N8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6P0"/>
    </number:number-style>
    <number:number-style style:name="N8139P0" style:volatile="true" number:language="en" number:country="US">
      <number:number number:decimal-places="0" number:min-integer-digits="1" number:grouping="true"/>
      <number:text> </number:text>
    </number:number-style>
    <number:number-style style:name="N8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9P2" style:volatile="true" number:language="en" number:country="US">
      <number:text> - </number:text>
    </number:number-style>
    <number:text-style style:name="N8139" number:language="en" number:country="US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currency-style style:name="N8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2P2" style:volatile="true" number:language="en" number:country="US">
      <number:currency-symbol/>
      <number:text>- </number:text>
    </number:currency-style>
    <number:text-style style:name="N8142" number:language="en" number:country="US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number:number-style style:name="N8145P0" style:volatile="true" number:language="en" number:country="US">
      <number:number number:decimal-places="2" number:min-integer-digits="1" number:grouping="true"/>
      <number:text> </number:text>
    </number:number-style>
    <number:number-style style:name="N8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5" number:language="en" number:country="US">
      <number:text-content/>
      <number:text> </number:text>
      <style:map style:condition="value()&gt;0" style:apply-style-name="N8145P0"/>
      <style:map style:condition="value()&lt;0" style:apply-style-name="N8145P1"/>
      <style:map style:condition="value()=0" style:apply-style-name="N8145P2"/>
    </number:text-style>
    <number:currency-style style:name="N8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8" number:language="en" number:country="US">
      <number:text-content/>
      <number:text> </number:text>
      <style:map style:condition="value()&gt;0" style:apply-style-name="N8148P0"/>
      <style:map style:condition="value()&lt;0" style:apply-style-name="N8148P1"/>
      <style:map style:condition="value()=0" style:apply-style-name="N8148P2"/>
    </number:text-style>
    <number:time-style style:name="N8149" number:language="en" number:country="US">
      <number:minutes number:style="long"/>
      <number:text>:</number:text>
      <number:seconds number:style="long"/>
    </number:time-style>
    <number:time-style style:name="N8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1" number:language="en" number:country="US">
      <number:minutes number:style="long"/>
      <number:text>:</number:text>
      <number:seconds number:style="long" number:decimal-places="1"/>
    </number:time-style>
    <number:number-style style:name="N815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18">01/18/2020</text:date>, <text:time>22:40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1-18T22:40:32.83</dc:date>
    <dc:creator>o d</dc:creator>
    <meta:generator>OpenOffice/4.1.7$Win32 OpenOffice.org_project/417m1$Build-9800</meta:generator>
    <meta:editing-duration>PT1H26M16S</meta:editing-duration>
    <meta:editing-cycles>23</meta:editing-cycles>
    <meta:document-statistic meta:table-count="1" meta:cell-count="133" meta:object-count="0"/>
  </office:meta>
</office:document-meta>
</file>